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089b26" officeooo:paragraph-rsid="00089b26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089b26" officeooo:paragraph-rsid="00089b2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089b26" officeooo:paragraph-rsid="00089b26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89b26" officeooo:paragraph-rsid="00089b26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89b26" officeooo:paragraph-rsid="000a7b0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7b0d"/>
    </style:style>
    <style:style style:name="T3" style:family="text">
      <style:text-properties officeooo:rsid="000b19d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 : Oktario Mufti Yudha</text:p>
      <text:p text:style-name="P1">NPM : 2320506044</text:p>
      <text:p text:style-name="P1"/>
      <text:p text:style-name="P2">Tugas 5</text:p>
      <text:p text:style-name="P3"><text:span text:style-name="T1"/></text:p>
      <text:list xml:id="list2887805118" text:style-name="L1">
        <text:list-item>
          <text:p text:style-name="P4">CREATE TABLE BD_Tugas.mahasiswa (</text:p>
          <text:p text:style-name="P4"><text:tab/>NPM CHAR(5) NOT NULL,</text:p>
          <text:p text:style-name="P4"><text:tab/>Nama varchar(25) NOT NULL,</text:p>
          <text:p text:style-name="P4"><text:tab/>Tempat_Lahir varchar(30) NOT NULL,</text:p>
          <text:p text:style-name="P4"><text:tab/>Tanggal_Lahir DATE NOT NULL,</text:p>
          <text:p text:style-name="P4"><text:tab/>Jenis_Kelamin ENUM('L', 'P') NOT NULL,</text:p>
          <text:p text:style-name="P4"><text:tab/>No_Hp varchar(25) NOT NULL</text:p>
          <text:p text:style-name="P4">)</text:p>
          <text:p text:style-name="P4"/>
        </text:list-item>
        <text:list-item>
          <text:p text:style-name="P4">ALTER TABLE BD_Tugas.mahasiswa CHANGE Nama nama_depan varchar(25) NOT NULL;</text:p>
          <text:p text:style-name="P4"/>
        </text:list-item>
        <text:list-item>
          <text:p text:style-name="P4">ALTER TABLE BD_Tugas.mahasiswa ADD nama_belakang varchar(30) NOT NULL;</text:p>
          <text:p text:style-name="P4"/>
        </text:list-item>
        <text:list-item>
          <text:p text:style-name="P4">CONSTRAINT mhs_tugas_pk PRIMARY KEY (NPM)</text:p>
          <text:p text:style-name="P4"/>
        </text:list-item>
        <text:list-item>
          <text:p text:style-name="P4">ALTER TABLE BD_Tugas.mahasiswa ADD No_HP varchar(15) NOT NULL;</text:p>
          <text:p text:style-name="P4">ALTER TABLE BD_Tugas.mahasiswa ADD CONSTRAINT mahasiswa_nohp_unique UNIQUE KEY (No_HP);</text:p>
          <text:p text:style-name="P4"/>
        </text:list-item>
        <text:list-item>
          <text:p text:style-name="P5">ALTER TABLE BD_Tugas.mahasiswa CHANGE <text:span text:style-name="T2">Tempat_Lahir</text:span> <text:span text:style-name="T2">tmpt</text:span>_<text:span text:style-name="T2">lahir</text:span> <text:span text:style-name="T2">date</text:span> NOT NULL;</text:p>
          <text:p text:style-name="P5">ALTER TABLE BD_Tugas.mahasiswa CHANGE <text:span text:style-name="T2">Tanggal_Lahir</text:span> <text:span text:style-name="T2">tgl</text:span>_<text:span text:style-name="T2">lahir</text:span> <text:span text:style-name="T3">varchar(30)</text:span> NOT NULL;</text:p>
          <text:p text:style-name="P5"/>
        </text:list-item>
        <text:list-item>
          <text:p text:style-name="P5">ALTER TABLE BD_Tugas.mahasiswa MODIFY COLUMN Jenis_Kelamin enum('Laki-laki','Perempuan') NOT NULL;</text:p>
          <text:p text:style-name="P5"/>
        </text:list-item>
        <text:list-item>
          <text:p text:style-name="P5">INSERT INTO BD_Tugas.mahasiswa (NPM,nama_depan,tmpt_lahir,tgl_lahir,Jenis_Kelamin,No_Hp,nama_belakang)</text:p>
          <text:p text:style-name="P5"><text:tab/>VALUES ('6044','Oktario ','pwj','20051001','Laki-laki','08553347','Mufti Y.');</text:p>
          <text:p text:style-name="P5">INSERT INTO BD_Tugas.mahasiswa (NPM,nama_depan,tmpt_lahir,tgl_lahir,Jenis_Kelamin,No_Hp,nama_belakang)</text:p>
          <text:p text:style-name="P5"><text:tab/>VALUES ('6043','Ilham','mgl','20040213','Laki-laki','08573423','Kukuh F.');</text:p>
          <text:p text:style-name="P5">INSERT INTO BD_Tugas.mahasiswa (NPM,nama_depan,tmpt_lahir,tgl_lahir,Jenis_Kelamin,No_Hp,nama_belakang)</text:p>
          <text:p text:style-name="P5"><text:tab/>VALUES ('6057','Ridwan','kds','20050925','Laki-laki','08573473','Ashari');</text:p>
          <text:p text:style-name="P5">INSERT INTO BD_Tugas.mahasiswa (NPM,nama_depan,tmpt_lahir,tgl_lahir,Jenis_Kelamin,No_Hp,nama_belakang)</text:p>
          <text:p text:style-name="P5"><text:tab/>VALUES ('6069','Restu','tmg','20050423','Laki-laki','08317438','Wibisono');</text:p>
          <text:p text:style-name="P5">INSERT INTO BD_Tugas.mahasiswa (NPM,nama_depan,tmpt_lahir,tgl_lahir,Jenis_Kelamin,No_Hp,nama_belakang)</text:p>
          <text:p text:style-name="P5"><text:tab/>VALUES ('6032','Faizal','pbg','20050728','Laki-laki','08563764','Destha N.');</text:p>
          <text:p text:style-name="P5"/>
        </text:list-item>
        <text:list-item>
          <text:p text:style-name="P5">UPDATE BD_Tugas.mahasiswa</text:p>
          <text:p text:style-name="P5"><text:tab/>SET nama_depan='Iwan'</text:p>
          <text:p text:style-name="P5"><text:tab/>WHERE NPM='6057';</text:p>
        </text:list-item>
        <text:list-item>
          <text:p text:style-name="P5"><text:soft-page-break/>DELETE FROM BD_Tugas.mahasiswa</text:p>
          <text:p text:style-name="P5"><text:tab/>WHERE NPM='6069'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6:57:37.422943699</meta:creation-date>
    <dc:date>2024-03-22T22:42:25.133461274</dc:date>
    <meta:editing-duration>PT23M5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161" meta:character-count="1882" meta:non-whitespace-character-count="1751"/>
  </office:meta>
</office:document-meta>
</file>